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Maze Game No. 2 Note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14cm" fo:margin-bottom="2.0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tarted on 25/01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Gracie</meta:initial-creator>
    <meta:creation-date>2018-01-25T13:34:21.55</meta:creation-date>
    <dc:date>2018-01-25T13:40:01.05</dc:date>
    <dc:creator>Charlie Gracie</dc:creator>
    <meta:editing-duration>PT5M38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2" meta:word-count="9" meta:character-count="46"/>
  </office:meta>
</office:document-meta>
</file>